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4cm" fo:min-width="3.6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5cm"/>
          <draw:rect draw:style-name="gr1" draw:layer="layout" svg:width="2cm" svg:height="1cm" svg:x="0.8cm" svg:y="0cm">
            <text:p/>
          </draw:rect>
          <draw:line draw:style-name="gr2" draw:layer="layout" svg:x1="0.8cm" svg:y1="1.8cm" svg:x2="2.8cm" svg:y2="1.8cm">
            <text:p/>
          </draw:line>
          <draw:line draw:style-name="gr2" draw:layer="layout" svg:x1="0.8cm" svg:y1="2cm" svg:x2="2.8cm" svg:y2="2cm">
            <text:p/>
          </draw:line>
          <draw:frame draw:style-name="gr3" draw:layer="layout" svg:width="3.6cm" svg:height="1.4cm" svg:x="0cm" svg:y="0.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DP - transition temporisee</dc:title>
    <meta:creation-date>2011-02-07T17:05:4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